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2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 – P</text:p>
          </table:table-cell>
          <table:table-cell table:style-name="ce11" office:value-type="string" calcext:value-type="string">
            <text:p>FP – D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2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7" office:value-type="string" calcext:value-type="string">
            <text:p>A</text:p>
          </table:table-cell>
          <table:table-cell/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14" table:formula="of:=[.L2] + [.AD2] + [.AI2] + [.AM2]" office:value-type="float" office:value="0" calcext:value-type="float">
            <text:p>0.00000</text:p>
          </table:table-cell>
          <table:table-cell table:style-name="ce15" table:formula="of:=IF([.AO2]&gt;=0.9875;&quot;A+&quot;;  IF([.AO2]&gt;=0.94; &quot;A&quot;; IF([.AO2]&gt;=0.9; &quot;A-&quot;; IF([.AO2]&gt;=0.87; &quot;B+&quot;; IF([.AO2]&gt;=0.84;&quot;B&quot;; IF([.AO2]&gt;=0.8; &quot;B-&quot;; IF([.AO2]&gt;=0.77; &quot;C+&quot;; IF([.AO2]&gt;=0.74;&quot;C&quot;; IF([.AO2]&gt;=0.7; &quot;C-&quot;; IF([.AO2]&gt;=0.67; &quot;D+&quot;; IF([.AO2]&gt;=0.64;&quot;D&quot;; IF([.AO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3] + [.AD3] + [.AI3] + [.AM3]" office:value-type="float" office:value="0" calcext:value-type="float">
            <text:p>0.00000</text:p>
          </table:table-cell>
          <table:table-cell table:style-name="ce15" table:formula="of:=IF([.AO3]&gt;=0.9875;&quot;A+&quot;;  IF([.AO3]&gt;=0.94; &quot;A&quot;; IF([.AO3]&gt;=0.9; &quot;A-&quot;; IF([.AO3]&gt;=0.87; &quot;B+&quot;; IF([.AO3]&gt;=0.84;&quot;B&quot;; IF([.AO3]&gt;=0.8; &quot;B-&quot;; IF([.AO3]&gt;=0.77; &quot;C+&quot;; IF([.AO3]&gt;=0.74;&quot;C&quot;; IF([.AO3]&gt;=0.7; &quot;C-&quot;; IF([.AO3]&gt;=0.67; &quot;D+&quot;; IF([.AO3]&gt;=0.64;&quot;D&quot;; IF([.AO3]&gt;=0.6; &quot;D-&quot;; &quot;F&quot;))))))))))))" office:value-type="string" office:string-value="F" calcext:value-type="string">
            <text:p>F</text:p>
          </table:table-cell>
          <table:table-cell table:style-name="ce17" table:formula="of:=VLOOKUP([.AP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6" office:value-type="string" calcext:value-type="string">
            <text:p>A</text:p>
          </table:table-cell>
          <table:table-cell/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4] + [.AD4] + [.AI4] + [.AM4]" office:value-type="float" office:value="0" calcext:value-type="float">
            <text:p>0.00000</text:p>
          </table:table-cell>
          <table:table-cell table:style-name="ce15" table:formula="of:=IF([.AO4]&gt;=0.9875;&quot;A+&quot;;  IF([.AO4]&gt;=0.94; &quot;A&quot;; IF([.AO4]&gt;=0.9; &quot;A-&quot;; IF([.AO4]&gt;=0.87; &quot;B+&quot;; IF([.AO4]&gt;=0.84;&quot;B&quot;; IF([.AO4]&gt;=0.8; &quot;B-&quot;; IF([.AO4]&gt;=0.77; &quot;C+&quot;; IF([.AO4]&gt;=0.74;&quot;C&quot;; IF([.AO4]&gt;=0.7; &quot;C-&quot;; IF([.AO4]&gt;=0.67; &quot;D+&quot;; IF([.AO4]&gt;=0.64;&quot;D&quot;; IF([.AO4]&gt;=0.6; &quot;D-&quot;; &quot;F&quot;))))))))))))" office:value-type="string" office:string-value="F" calcext:value-type="string">
            <text:p>F</text:p>
          </table:table-cell>
          <table:table-cell table:style-name="ce17" table:formula="of:=VLOOKUP([.AP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/>
          <table:table-cell table:style-name="ce7"/>
          <table:table-cell/>
          <table:table-cell table:style-name="ce14" table:formula="of:=[.L5] + [.AD5] + [.AI5] + [.AM5]" office:value-type="float" office:value="0" calcext:value-type="float">
            <text:p>0.00000</text:p>
          </table:table-cell>
          <table:table-cell table:style-name="ce15" table:formula="of:=IF([.AO5]&gt;=0.9875;&quot;A+&quot;;  IF([.AO5]&gt;=0.94; &quot;A&quot;; IF([.AO5]&gt;=0.9; &quot;A-&quot;; IF([.AO5]&gt;=0.87; &quot;B+&quot;; IF([.AO5]&gt;=0.84;&quot;B&quot;; IF([.AO5]&gt;=0.8; &quot;B-&quot;; IF([.AO5]&gt;=0.77; &quot;C+&quot;; IF([.AO5]&gt;=0.74;&quot;C&quot;; IF([.AO5]&gt;=0.7; &quot;C-&quot;; IF([.AO5]&gt;=0.67; &quot;D+&quot;; IF([.AO5]&gt;=0.64;&quot;D&quot;; IF([.AO5]&gt;=0.6; &quot;D-&quot;; &quot;F&quot;))))))))))))" office:value-type="string" office:string-value="F" calcext:value-type="string">
            <text:p>F</text:p>
          </table:table-cell>
          <table:table-cell table:style-name="ce17" table:formula="of:=VLOOKUP([.AP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/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6] + [.AD6] + [.AI6] + [.AM6]" office:value-type="float" office:value="0" calcext:value-type="float">
            <text:p>0.00000</text:p>
          </table:table-cell>
          <table:table-cell table:style-name="ce15" table:formula="of:=IF([.AO6]&gt;=0.9875;&quot;A+&quot;;  IF([.AO6]&gt;=0.94; &quot;A&quot;; IF([.AO6]&gt;=0.9; &quot;A-&quot;; IF([.AO6]&gt;=0.87; &quot;B+&quot;; IF([.AO6]&gt;=0.84;&quot;B&quot;; IF([.AO6]&gt;=0.8; &quot;B-&quot;; IF([.AO6]&gt;=0.77; &quot;C+&quot;; IF([.AO6]&gt;=0.74;&quot;C&quot;; IF([.AO6]&gt;=0.7; &quot;C-&quot;; IF([.AO6]&gt;=0.67; &quot;D+&quot;; IF([.AO6]&gt;=0.64;&quot;D&quot;; IF([.AO6]&gt;=0.6; &quot;D-&quot;; &quot;F&quot;))))))))))))" office:value-type="string" office:string-value="F" calcext:value-type="string">
            <text:p>F</text:p>
          </table:table-cell>
          <table:table-cell table:style-name="ce17" table:formula="of:=VLOOKUP([.AP6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L7] + [.AD7] + [.AI7] + [.AM7]" office:value-type="float" office:value="0" calcext:value-type="float">
            <text:p>0.00000</text:p>
          </table:table-cell>
          <table:table-cell table:style-name="ce15" table:formula="of:=IF([.AO7]&gt;=0.9875;&quot;A+&quot;;  IF([.AO7]&gt;=0.94; &quot;A&quot;; IF([.AO7]&gt;=0.9; &quot;A-&quot;; IF([.AO7]&gt;=0.87; &quot;B+&quot;; IF([.AO7]&gt;=0.84;&quot;B&quot;; IF([.AO7]&gt;=0.8; &quot;B-&quot;; IF([.AO7]&gt;=0.77; &quot;C+&quot;; IF([.AO7]&gt;=0.74;&quot;C&quot;; IF([.AO7]&gt;=0.7; &quot;C-&quot;; IF([.AO7]&gt;=0.67; &quot;D+&quot;; IF([.AO7]&gt;=0.64;&quot;D&quot;; IF([.AO7]&gt;=0.6; &quot;D-&quot;; &quot;F&quot;))))))))))))" office:value-type="string" office:string-value="F" calcext:value-type="string">
            <text:p>F</text:p>
          </table:table-cell>
          <table:table-cell table:style-name="ce17" table:formula="of:=VLOOKUP([.AP7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L8] + [.AD8] + [.AI8] + [.AM8]" office:value-type="float" office:value="0" calcext:value-type="float">
            <text:p>0.00000</text:p>
          </table:table-cell>
          <table:table-cell table:style-name="ce15" table:formula="of:=IF([.AO8]&gt;=0.9875;&quot;A+&quot;;  IF([.AO8]&gt;=0.94; &quot;A&quot;; IF([.AO8]&gt;=0.9; &quot;A-&quot;; IF([.AO8]&gt;=0.87; &quot;B+&quot;; IF([.AO8]&gt;=0.84;&quot;B&quot;; IF([.AO8]&gt;=0.8; &quot;B-&quot;; IF([.AO8]&gt;=0.77; &quot;C+&quot;; IF([.AO8]&gt;=0.74;&quot;C&quot;; IF([.AO8]&gt;=0.7; &quot;C-&quot;; IF([.AO8]&gt;=0.67; &quot;D+&quot;; IF([.AO8]&gt;=0.64;&quot;D&quot;; IF([.AO8]&gt;=0.6; &quot;D-&quot;; &quot;F&quot;))))))))))))" office:value-type="string" office:string-value="F" calcext:value-type="string">
            <text:p>F</text:p>
          </table:table-cell>
          <table:table-cell table:style-name="ce17" table:formula="of:=VLOOKUP([.AP8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1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/>
          <table:table-cell table:style-name="ce7"/>
          <table:table-cell/>
          <table:table-cell table:style-name="ce14" table:formula="of:=[.L10] + [.AD10] + [.AI10] + [.AM10]" office:value-type="float" office:value="0" calcext:value-type="float">
            <text:p>0.00000</text:p>
          </table:table-cell>
          <table:table-cell table:style-name="ce15" table:formula="of:=IF([.AO10]&gt;=0.9875;&quot;A+&quot;;  IF([.AO10]&gt;=0.94; &quot;A&quot;; IF([.AO10]&gt;=0.9; &quot;A-&quot;; IF([.AO10]&gt;=0.87; &quot;B+&quot;; IF([.AO10]&gt;=0.84;&quot;B&quot;; IF([.AO10]&gt;=0.8; &quot;B-&quot;; IF([.AO10]&gt;=0.77; &quot;C+&quot;; IF([.AO10]&gt;=0.74;&quot;C&quot;; IF([.AO10]&gt;=0.7; &quot;C-&quot;; IF([.AO10]&gt;=0.67; &quot;D+&quot;; IF([.AO10]&gt;=0.64;&quot;D&quot;; IF([.AO10]&gt;=0.6; &quot;D-&quot;; &quot;F&quot;))))))))))))" office:value-type="string" office:string-value="F" calcext:value-type="string">
            <text:p>F</text:p>
          </table:table-cell>
          <table:table-cell table:style-name="ce17" table:formula="of:=VLOOKUP([.AP10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/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1] + [.AD11] + [.AI11] + [.AM11]" office:value-type="float" office:value="0" calcext:value-type="float">
            <text:p>0.00000</text:p>
          </table:table-cell>
          <table:table-cell table:style-name="ce15" table:formula="of:=IF([.AO11]&gt;=0.9875;&quot;A+&quot;;  IF([.AO11]&gt;=0.94; &quot;A&quot;; IF([.AO11]&gt;=0.9; &quot;A-&quot;; IF([.AO11]&gt;=0.87; &quot;B+&quot;; IF([.AO11]&gt;=0.84;&quot;B&quot;; IF([.AO11]&gt;=0.8; &quot;B-&quot;; IF([.AO11]&gt;=0.77; &quot;C+&quot;; IF([.AO11]&gt;=0.74;&quot;C&quot;; IF([.AO11]&gt;=0.7; &quot;C-&quot;; IF([.AO11]&gt;=0.67; &quot;D+&quot;; IF([.AO11]&gt;=0.64;&quot;D&quot;; IF([.AO11]&gt;=0.6; &quot;D-&quot;; &quot;F&quot;))))))))))))" office:value-type="string" office:string-value="F" calcext:value-type="string">
            <text:p>F</text:p>
          </table:table-cell>
          <table:table-cell table:style-name="ce17" table:formula="of:=VLOOKUP([.AP11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/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14" table:formula="of:=[.L12] + [.AD12] + [.AI12] + [.AM12]" office:value-type="float" office:value="0" calcext:value-type="float">
            <text:p>0.00000</text:p>
          </table:table-cell>
          <table:table-cell table:style-name="ce15" table:formula="of:=IF([.AO12]&gt;=0.9875;&quot;A+&quot;;  IF([.AO12]&gt;=0.94; &quot;A&quot;; IF([.AO12]&gt;=0.9; &quot;A-&quot;; IF([.AO12]&gt;=0.87; &quot;B+&quot;; IF([.AO12]&gt;=0.84;&quot;B&quot;; IF([.AO12]&gt;=0.8; &quot;B-&quot;; IF([.AO12]&gt;=0.77; &quot;C+&quot;; IF([.AO12]&gt;=0.74;&quot;C&quot;; IF([.AO12]&gt;=0.7; &quot;C-&quot;; IF([.AO12]&gt;=0.67; &quot;D+&quot;; IF([.AO12]&gt;=0.64;&quot;D&quot;; IF([.AO12]&gt;=0.6; &quot;D-&quot;; &quot;F&quot;))))))))))))" office:value-type="string" office:string-value="F" calcext:value-type="string">
            <text:p>F</text:p>
          </table:table-cell>
          <table:table-cell table:style-name="ce17" table:formula="of:=VLOOKUP([.AP1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/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14" table:formula="of:=[.L13] + [.AD13] + [.AI13] + [.AM13]" office:value-type="float" office:value="0" calcext:value-type="float">
            <text:p>0.00000</text:p>
          </table:table-cell>
          <table:table-cell table:style-name="ce15" table:formula="of:=IF([.AO13]&gt;=0.9875;&quot;A+&quot;;  IF([.AO13]&gt;=0.94; &quot;A&quot;; IF([.AO13]&gt;=0.9; &quot;A-&quot;; IF([.AO13]&gt;=0.87; &quot;B+&quot;; IF([.AO13]&gt;=0.84;&quot;B&quot;; IF([.AO13]&gt;=0.8; &quot;B-&quot;; IF([.AO13]&gt;=0.77; &quot;C+&quot;; IF([.AO13]&gt;=0.74;&quot;C&quot;; IF([.AO13]&gt;=0.7; &quot;C-&quot;; IF([.AO13]&gt;=0.67; &quot;D+&quot;; IF([.AO13]&gt;=0.64;&quot;D&quot;; IF([.AO13]&gt;=0.6; &quot;D-&quot;; &quot;F&quot;))))))))))))" office:value-type="string" office:string-value="F" calcext:value-type="string">
            <text:p>F</text:p>
          </table:table-cell>
          <table:table-cell table:style-name="ce17" table:formula="of:=VLOOKUP([.AP1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L14] + [.AD14] + [.AI14] + [.AM14]" office:value-type="float" office:value="0" calcext:value-type="float">
            <text:p>0.00000</text:p>
          </table:table-cell>
          <table:table-cell table:style-name="ce15" table:formula="of:=IF([.AO14]&gt;=0.9875;&quot;A+&quot;;  IF([.AO14]&gt;=0.94; &quot;A&quot;; IF([.AO14]&gt;=0.9; &quot;A-&quot;; IF([.AO14]&gt;=0.87; &quot;B+&quot;; IF([.AO14]&gt;=0.84;&quot;B&quot;; IF([.AO14]&gt;=0.8; &quot;B-&quot;; IF([.AO14]&gt;=0.77; &quot;C+&quot;; IF([.AO14]&gt;=0.74;&quot;C&quot;; IF([.AO14]&gt;=0.7; &quot;C-&quot;; IF([.AO14]&gt;=0.67; &quot;D+&quot;; IF([.AO14]&gt;=0.64;&quot;D&quot;; IF([.AO14]&gt;=0.6; &quot;D-&quot;; &quot;F&quot;))))))))))))" office:value-type="string" office:string-value="F" calcext:value-type="string">
            <text:p>F</text:p>
          </table:table-cell>
          <table:table-cell table:style-name="ce17" table:formula="of:=VLOOKUP([.AP1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5] + [.AD15] + [.AI15] + [.AM15]" office:value-type="float" office:value="0" calcext:value-type="float">
            <text:p>0.00000</text:p>
          </table:table-cell>
          <table:table-cell table:style-name="ce15" table:formula="of:=IF([.AO15]&gt;=0.9875;&quot;A+&quot;;  IF([.AO15]&gt;=0.94; &quot;A&quot;; IF([.AO15]&gt;=0.9; &quot;A-&quot;; IF([.AO15]&gt;=0.87; &quot;B+&quot;; IF([.AO15]&gt;=0.84;&quot;B&quot;; IF([.AO15]&gt;=0.8; &quot;B-&quot;; IF([.AO15]&gt;=0.77; &quot;C+&quot;; IF([.AO15]&gt;=0.74;&quot;C&quot;; IF([.AO15]&gt;=0.7; &quot;C-&quot;; IF([.AO15]&gt;=0.67; &quot;D+&quot;; IF([.AO15]&gt;=0.64;&quot;D&quot;; IF([.AO15]&gt;=0.6; &quot;D-&quot;; &quot;F&quot;))))))))))))" office:value-type="string" office:string-value="F" calcext:value-type="string">
            <text:p>F</text:p>
          </table:table-cell>
          <table:table-cell table:style-name="ce17" table:formula="of:=VLOOKUP([.AP1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16] + [.AD16] + [.AI16] + [.AM16]" office:value-type="float" office:value="0" calcext:value-type="float">
            <text:p>0.00000</text:p>
          </table:table-cell>
          <table:table-cell table:style-name="ce15" table:formula="of:=IF([.AO16]&gt;=0.9875;&quot;A+&quot;;  IF([.AO16]&gt;=0.94; &quot;A&quot;; IF([.AO16]&gt;=0.9; &quot;A-&quot;; IF([.AO16]&gt;=0.87; &quot;B+&quot;; IF([.AO16]&gt;=0.84;&quot;B&quot;; IF([.AO16]&gt;=0.8; &quot;B-&quot;; IF([.AO16]&gt;=0.77; &quot;C+&quot;; IF([.AO16]&gt;=0.74;&quot;C&quot;; IF([.AO16]&gt;=0.7; &quot;C-&quot;; IF([.AO16]&gt;=0.67; &quot;D+&quot;; IF([.AO16]&gt;=0.64;&quot;D&quot;; IF([.AO16]&gt;=0.6; &quot;D-&quot;; &quot;F&quot;))))))))))))" office:value-type="string" office:string-value="F" calcext:value-type="string">
            <text:p>F</text:p>
          </table:table-cell>
          <table:table-cell table:style-name="ce17" table:formula="of:=VLOOKUP([.AP16]; [.$AV$2:.$AW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2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/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7] + [.AD17] + [.AI17] + [.AM17]" office:value-type="float" office:value="0" calcext:value-type="float">
            <text:p>0.00000</text:p>
          </table:table-cell>
          <table:table-cell table:style-name="ce15" table:formula="of:=IF([.AO17]&gt;=0.9875;&quot;A+&quot;;  IF([.AO17]&gt;=0.94; &quot;A&quot;; IF([.AO17]&gt;=0.9; &quot;A-&quot;; IF([.AO17]&gt;=0.87; &quot;B+&quot;; IF([.AO17]&gt;=0.84;&quot;B&quot;; IF([.AO17]&gt;=0.8; &quot;B-&quot;; IF([.AO17]&gt;=0.77; &quot;C+&quot;; IF([.AO17]&gt;=0.74;&quot;C&quot;; IF([.AO17]&gt;=0.7; &quot;C-&quot;; IF([.AO17]&gt;=0.67; &quot;D+&quot;; IF([.AO17]&gt;=0.64;&quot;D&quot;; IF([.AO17]&gt;=0.6; &quot;D-&quot;; &quot;F&quot;))))))))))))" office:value-type="string" office:string-value="F" calcext:value-type="string">
            <text:p>F</text:p>
          </table:table-cell>
          <table:table-cell table:style-name="ce17" table:formula="of:=VLOOKUP([.AP17]; [.$AV$2:.$AW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75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/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14" table:formula="of:=[.L18] + [.AD18] + [.AI18] + [.AM18]" office:value-type="float" office:value="0" calcext:value-type="float">
            <text:p>0.00000</text:p>
          </table:table-cell>
          <table:table-cell table:style-name="ce15" table:formula="of:=IF([.AO18]&gt;=0.9875;&quot;A+&quot;;  IF([.AO18]&gt;=0.94; &quot;A&quot;; IF([.AO18]&gt;=0.9; &quot;A-&quot;; IF([.AO18]&gt;=0.87; &quot;B+&quot;; IF([.AO18]&gt;=0.84;&quot;B&quot;; IF([.AO18]&gt;=0.8; &quot;B-&quot;; IF([.AO18]&gt;=0.77; &quot;C+&quot;; IF([.AO18]&gt;=0.74;&quot;C&quot;; IF([.AO18]&gt;=0.7; &quot;C-&quot;; IF([.AO18]&gt;=0.67; &quot;D+&quot;; IF([.AO18]&gt;=0.64;&quot;D&quot;; IF([.AO18]&gt;=0.6; &quot;D-&quot;; &quot;F&quot;))))))))))))" office:value-type="string" office:string-value="F" calcext:value-type="string">
            <text:p>F</text:p>
          </table:table-cell>
          <table:table-cell table:style-name="ce17" table:formula="of:=VLOOKUP([.AP18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/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19] + [.AD19] + [.AI19] + [.AM19]" office:value-type="float" office:value="0" calcext:value-type="float">
            <text:p>0.00000</text:p>
          </table:table-cell>
          <table:table-cell table:style-name="ce15" table:formula="of:=IF([.AO19]&gt;=0.9875;&quot;A+&quot;;  IF([.AO19]&gt;=0.94; &quot;A&quot;; IF([.AO19]&gt;=0.9; &quot;A-&quot;; IF([.AO19]&gt;=0.87; &quot;B+&quot;; IF([.AO19]&gt;=0.84;&quot;B&quot;; IF([.AO19]&gt;=0.8; &quot;B-&quot;; IF([.AO19]&gt;=0.77; &quot;C+&quot;; IF([.AO19]&gt;=0.74;&quot;C&quot;; IF([.AO19]&gt;=0.7; &quot;C-&quot;; IF([.AO19]&gt;=0.67; &quot;D+&quot;; IF([.AO19]&gt;=0.64;&quot;D&quot;; IF([.AO19]&gt;=0.6; &quot;D-&quot;; &quot;F&quot;))))))))))))" office:value-type="string" office:string-value="F" calcext:value-type="string">
            <text:p>F</text:p>
          </table:table-cell>
          <table:table-cell table:style-name="ce17" table:formula="of:=VLOOKUP([.AP19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0] + [.AD20] + [.AI20] + [.AM20]" office:value-type="float" office:value="0" calcext:value-type="float">
            <text:p>0.00000</text:p>
          </table:table-cell>
          <table:table-cell table:style-name="ce15" table:formula="of:=IF([.AO20]&gt;=0.9875;&quot;A+&quot;;  IF([.AO20]&gt;=0.94; &quot;A&quot;; IF([.AO20]&gt;=0.9; &quot;A-&quot;; IF([.AO20]&gt;=0.87; &quot;B+&quot;; IF([.AO20]&gt;=0.84;&quot;B&quot;; IF([.AO20]&gt;=0.8; &quot;B-&quot;; IF([.AO20]&gt;=0.77; &quot;C+&quot;; IF([.AO20]&gt;=0.74;&quot;C&quot;; IF([.AO20]&gt;=0.7; &quot;C-&quot;; IF([.AO20]&gt;=0.67; &quot;D+&quot;; IF([.AO20]&gt;=0.64;&quot;D&quot;; IF([.AO20]&gt;=0.6; &quot;D-&quot;; &quot;F&quot;))))))))))))" office:value-type="string" office:string-value="F" calcext:value-type="string">
            <text:p>F</text:p>
          </table:table-cell>
          <table:table-cell table:style-name="ce17" table:formula="of:=VLOOKUP([.AP20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1] + [.AD21] + [.AI21] + [.AM21]" office:value-type="float" office:value="0" calcext:value-type="float">
            <text:p>0.00000</text:p>
          </table:table-cell>
          <table:table-cell table:style-name="ce15" table:formula="of:=IF([.AO21]&gt;=0.9875;&quot;A+&quot;;  IF([.AO21]&gt;=0.94; &quot;A&quot;; IF([.AO21]&gt;=0.9; &quot;A-&quot;; IF([.AO21]&gt;=0.87; &quot;B+&quot;; IF([.AO21]&gt;=0.84;&quot;B&quot;; IF([.AO21]&gt;=0.8; &quot;B-&quot;; IF([.AO21]&gt;=0.77; &quot;C+&quot;; IF([.AO21]&gt;=0.74;&quot;C&quot;; IF([.AO21]&gt;=0.7; &quot;C-&quot;; IF([.AO21]&gt;=0.67; &quot;D+&quot;; IF([.AO21]&gt;=0.64;&quot;D&quot;; IF([.AO21]&gt;=0.6; &quot;D-&quot;; &quot;F&quot;))))))))))))" office:value-type="string" office:string-value="F" calcext:value-type="string">
            <text:p>F</text:p>
          </table:table-cell>
          <table:table-cell table:style-name="ce17" table:formula="of:=VLOOKUP([.AP21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2] + [.AD22] + [.AI22] + [.AM22]" office:value-type="float" office:value="0" calcext:value-type="float">
            <text:p>0.00000</text:p>
          </table:table-cell>
          <table:table-cell table:style-name="ce15" table:formula="of:=IF([.AO22]&gt;=0.9875;&quot;A+&quot;;  IF([.AO22]&gt;=0.94; &quot;A&quot;; IF([.AO22]&gt;=0.9; &quot;A-&quot;; IF([.AO22]&gt;=0.87; &quot;B+&quot;; IF([.AO22]&gt;=0.84;&quot;B&quot;; IF([.AO22]&gt;=0.8; &quot;B-&quot;; IF([.AO22]&gt;=0.77; &quot;C+&quot;; IF([.AO22]&gt;=0.74;&quot;C&quot;; IF([.AO22]&gt;=0.7; &quot;C-&quot;; IF([.AO22]&gt;=0.67; &quot;D+&quot;; IF([.AO22]&gt;=0.64;&quot;D&quot;; IF([.AO2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2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"/>
          <table:table-cell table:style-name="ce15" table:formula="of:=AVERAGE([.AO2:.AO19])" office:value-type="float" office:value="0" calcext:value-type="float">
            <text:p>0</text:p>
          </table:table-cell>
          <table:table-cell table:style-name="ce12"/>
          <table:table-cell table:style-name="ce15" table:formula="of:=AVERAGE([.AQ2:.AQ22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7:56:55.656818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28T18:03:04.600492892</dc:date>
    <dc:creator>Gregory Kapfhammer</dc:creator>
    <meta:editing-duration>P6DT14H3M1S</meta:editing-duration>
    <meta:editing-cycles>229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538" meta:object-count="0"/>
  </office:meta>
</office:document-meta>
</file>